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8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des</text:span></text:a><text:span text:style-name="T17"><text:tab/>3</text:span></text:p>
          <text:p text:style-name="P13"><text:a xlink:type="simple" xlink:href="#_tegj7sax1brk" text:style-name="Index_20_Link" text:visited-style-name="Index_20_Link"><text:span text:style-name="T17">Coneixements previs requerits</text:span></text:a><text:span text:style-name="T17"><text:tab/>3</text:span></text:p>
          <text:p text:style-name="P13"><text:a xlink:type="simple" xlink:href="#_e5h9vtsccswh" text:style-name="Index_20_Link" text:visited-style-name="Index_20_Link"><text:span text:style-name="T17">Objectius</text:span></text:a><text:span text:style-name="T17"><text:tab/>3</text:span></text:p>
          <text:p text:style-name="P13"><text:a xlink:type="simple" xlink:href="#_u0mmknkhkm8l" text:style-name="Index_20_Link" text:visited-style-name="Index_20_Link"><text:span text:style-name="T17">Continguts</text:span></text:a><text:span text:style-name="T17"><text:tab/>3</text:span></text:p>
          <text:p text:style-name="P13"><text:a xlink:type="simple" xlink:href="#_fxxpzp8ps827" text:style-name="Index_20_Link" text:visited-style-name="Index_20_Link"><text:span text:style-name="T17">Activitats</text:span></text:a><text:span text:style-name="T17"><text:tab/>3</text:span></text:p>
          <text:p text:style-name="P13"><text:a xlink:type="simple" xlink:href="#_wxomg1su1p99" text:style-name="Index_20_Link" text:visited-style-name="Index_20_Link"><text:span text:style-name="T17">Recomanacions</text:span></text:a><text:span text:style-name="T17"><text:tab/>3</text:span></text:p>
          <text:p text:style-name="P14"><text:a xlink:type="simple" xlink:href="#_uhz91cmaqvpz" text:style-name="Index_20_Link" text:visited-style-name="Index_20_Link"><text:span text:style-name="T17">Autors (en ordre alfabètic)</text:span></text:a><text:span text:style-name="T17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8. Guia d’estudi</text:span></text:p>
      <text:list xml:id="list1551452319" text:style-name="WWNum3">
        <text:list-item>
          <text:p text:style-name="P31"><text:bookmark text:name="_dbh0n1vac4c8"/>Dades</text:p>
        </text:list-item>
      </text:list>
      <text:p text:style-name="P10">Des del 13/12/2021 fins a 26/12/2021. La duració d’aquesta unitat és dues setmanes (10 hores).</text:p>
      <text:list xml:id="list53143511580563" text:continue-numbering="true" text:style-name="WWNum3">
        <text:list-item>
          <text:p text:style-name="P30"><text:bookmark text:name="_tegj7sax1brk"/>Coneixements previs requerits</text:p>
        </text:list-item>
      </text:list>
      <text:list xml:id="list3019986633" text:style-name="WWNum1">
        <text:list-item>
          <text:p text:style-name="P24">Ús bàsic de sistemes operatius.</text:p>
        </text:list-item>
        <text:list-item>
          <text:p text:style-name="P26"><text:soft-page-break/>Coneixement de comandaments de Linux.</text:p>
        </text:list-item>
        <text:list-item>
          <text:p text:style-name="P26">Coneixements avançats de programació.</text:p>
        </text:list-item>
        <text:list-item>
          <text:p text:style-name="P26">Coneixements de Python.</text:p>
        </text:list-item>
        <text:list-item>
          <text:p text:style-name="P26">Desplegament d’Odoo.</text:p>
        </text:list-item>
        <text:list-item>
          <text:p text:style-name="P26">Treball bàsic amb mòduls d’Odoo.</text:p>
        </text:list-item>
        <text:list-item>
          <text:p text:style-name="P28">Desenvolupament bàsic d’Odoo.</text:p>
        </text:list-item>
      </text:list>
      <text:list xml:id="list53143834755637" text:continue-list="list53143511580563" text:style-name="WWNum3">
        <text:list-item>
          <text:p text:style-name="P30"><text:bookmark text:name="_e5h9vtsccswh"/>Objectius</text:p>
        </text:list-item>
      </text:list>
      <text:list xml:id="list2989682046" text:style-name="WWNum2">
        <text:list-item>
          <text:p text:style-name="P25">Utilitzar funcions avançades al servidor Odoo.</text:p>
        </text:list-item>
        <text:list-item>
          <text:p text:style-name="P27">Fer servir l’herencia de models en Odoo.</text:p>
        </text:list-item>
        <text:list-item>
          <text:p text:style-name="P27">Creació d’informes i wizards amb Odoo.</text:p>
        </text:list-item>
        <text:list-item>
          <text:p text:style-name="P29">Creació de Web Controllers i API Rest amb Odoo.</text:p>
        </text:list-item>
      </text:list>
      <text:list xml:id="list53143923646787" text:continue-list="list53143834755637" text:style-name="WWNum3">
        <text:list-item>
          <text:p text:style-name="P30"><text:bookmark text:name="_u0mmknkhkm8l"/>Continguts</text:p>
        </text:list-item>
      </text:list>
      <text:p text:style-name="P10">Desenvolupament de mòduls: Controlador, Herència i Web Controllers</text:p>
      <text:list xml:id="list53143766114378" text:continue-numbering="true" text:style-name="WWNum3">
        <text:list-item>
          <text:p text:style-name="P30"><text:bookmark text:name="_fxxpzp8ps827"/>Activitats</text:p>
        </text:list-item>
      </text:list>
      <text:p text:style-name="P10">És molt important llegir els apunts i dur a terme les tasques no avaluables.</text:p>
      <text:list xml:id="list53144502325811" text:continue-numbering="true" text:style-name="WWNum3">
        <text:list-item>
          <text:p text:style-name="P30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53144281408932" text:continue-numbering="true" text:style-name="WWNum3">
        <text:list-item>
          <text:p text:style-name="P30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Guia d’estudi</text:span></text:p>
        <text:p text:style-name="MP1"/>
      </style:header>
      <style:footer>
        <text:p text:style-name="MP4"><text:span text:style-name="MT1">Sistemes de gestió empresarial<text:tab/><text:tab/>UD08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276" meta:character-count="1739" meta:non-whitespace-character-count="1519"/>
    <meta:generator>LibreOfficeDev/6.0.5.2$Linux_X86_64 LibreOffice_project/</meta:generator>
  </office:meta>
</office:document-meta>
</file>